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beration Serif" svg:font-family="'Liberation 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6pt" fo:font-weight="bold" style:font-size-asian="26pt" style:font-weight-asian="bold" style:font-size-complex="26pt" style:font-weight-complex="bold"/>
    </style:style>
    <style:style style:name="P2" style:family="paragraph" style:parent-style-name="Standard">
      <style:paragraph-properties fo:text-align="start" style:justify-single-word="false"/>
      <style:text-properties style:font-name="Times New Roman" fo:font-size="26pt" fo:font-weight="bold" style:font-size-asian="26pt" style:font-weight-asian="bold" style:font-size-complex="26pt" style:font-weight-complex="bold"/>
    </style:style>
    <style:style style:name="P3" style:family="paragraph" style:parent-style-name="Standard">
      <style:paragraph-properties fo:text-align="start" style:justify-single-word="false"/>
      <style:text-properties style:font-name="Times New Roman"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Times New Roman" fo:font-size="16pt" fo:font-weight="normal" style:font-size-asian="16pt" style:font-weight-asian="normal" style:font-size-complex="16pt" style:font-weight-complex="normal"/>
    </style:style>
    <style:style style:name="P6"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Text_20_body">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Text_20_body">
      <style:text-properties style:font-name="Times New Roman" fo:font-size="12pt" fo:font-weight="normal" style:font-size-asian="12pt" style:font-size-complex="12pt"/>
    </style:style>
    <style:style style:name="P9" style:family="paragraph" style:parent-style-name="Text_20_body" style:list-style-name="L9"/>
    <style:style style:name="P10" style:family="paragraph" style:parent-style-name="Text_20_body" style:list-style-name="L4">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1" style:family="paragraph" style:parent-style-name="Text_20_body" style:list-style-name="L6">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2" style:family="paragraph" style:parent-style-name="Text_20_body" style:list-style-name="L9">
      <style:paragraph-properties fo:margin-top="0cm" fo:margin-bottom="0cm" fo:line-height="12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3" style:family="paragraph" style:parent-style-name="Text_20_body" style:list-style-name="L11">
      <style:paragraph-properties fo:margin-top="0cm" fo:margin-bottom="0cm" fo:line-height="120%" fo:background-color="transparent" style:writing-mode="lr-tb">
        <style:background-image/>
      </style:paragraph-properties>
    </style:style>
    <style:style style:name="P14" style:family="paragraph" style:parent-style-name="Text_20_body">
      <style:paragraph-properties fo:margin-left="1.311cm" fo:margin-right="0cm" fo:margin-top="0cm" fo:margin-bottom="0cm" fo:line-height="120%" fo:text-indent="-0.635cm" style:auto-text-indent="false" fo:padding="0cm" fo:border="non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5" style:family="paragraph" style:parent-style-name="Text_20_body" style:list-style-name="L3">
      <style:paragraph-properties fo:margin-left="1.311cm" fo:margin-right="0cm" fo:margin-top="0cm" fo:margin-bottom="0cm"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6" style:family="paragraph" style:parent-style-name="Text_20_body" style:list-style-name="L5">
      <style:paragraph-properties fo:margin-left="1.311cm" fo:margin-right="0cm" fo:margin-top="0cm" fo:margin-bottom="0cm"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7" style:family="paragraph" style:parent-style-name="Text_20_body" style:list-style-name="L7">
      <style:paragraph-properties fo:margin-left="1.311cm" fo:margin-right="0cm" fo:margin-top="0cm" fo:margin-bottom="0cm"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8" style:family="paragraph" style:parent-style-name="Text_20_body">
      <style:paragraph-properties fo:margin-left="1.311cm" fo:margin-right="0cm" fo:text-indent="0cm" style:auto-text-indent="false"/>
      <style:text-properties style:font-name="Times New Roman"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variant="normal" fo:text-transform="none" fo:color="#000000" style:text-line-through-style="none" fo:font-style="normal" style:text-underline-style="none" style:text-blinking="false" fo:background-color="transparent"/>
    </style:style>
    <style:style style:name="T4" style:family="text">
      <style:text-properties fo:font-variant="normal" fo:text-transform="none" fo:color="#000000" style:text-line-through-style="none" style:font-name="Times New Roman" fo:font-size="12pt" fo:font-style="normal" style:text-underline-style="none" style:text-blinking="false" fo:background-color="transparent" style:font-size-asian="12pt" style:font-size-complex="12pt"/>
    </style:style>
    <style:style style:name="T5"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informatique:INSACAR</text:p>
      <text:p text:style-name="P2"/>
      <text:p text:style-name="P4">Introduction :</text:p>
      <text:p text:style-name="P3"><text:tab/><text:span text:style-name="T2">Afin de réaliser ce projet informatique nous avons choisi de développer un jeu de course, nommé «INSACAR». Un jeu dans lequel un ou deux joueurs contrôlent une voiture sur un circuit en vue de dessus, afin de faire le meilleur temps possible. De nombreuses fonctionnalités ont ainsi était imaginées comme l'ajout <text:s/>d'hud, un déplacement de la camera, des collisions, etc.</text:span></text:p>
      <text:p text:style-name="P5"><text:span text:style-name="T1"><text:tab/>L'objectif de ce choix était de pouvoir exploiter ce que nous avions appris sur le langage Pascal lors de notre première année, et de le combiner aux bases sur la SDL vues pendant ce semestre, afin de pouvoir obtenir un jeu que nous considérons satisfaisant autant en terme de graphisme qu'en terme de gameplay.</text:span></text:p>
      <text:p text:style-name="P5"><text:span text:style-name="T1"><text:tab/>Nous avons rencontré et surmonté de nombreuses difficultés durant la conception de ce programme, sur lesquelles nous reviendront durant ce rapport de la manière suivante :</text:span></text:p>
      <text:p text:style-name="P5"><text:span text:style-name="T1"><text:tab/>I/Respect du cahier des charges ?</text:span></text:p>
      <text:p text:style-name="P5"><text:span text:style-name="T1"><text:tab/>II/Comparaison entre l'analyse descendante au début et a la fin du projet.</text:span></text:p>
      <text:p text:style-name="P5"><text:span text:style-name="T1"><text:tab/>III/Des explications sur le fonctionnement du programmes et des procédures/fonctions.</text:span></text:p>
      <text:p text:style-name="P5"><text:span text:style-name="T1"><text:tab/>IV/Un retour sur le travail en groupe.</text:span></text:p>
      <text:p text:style-name="P5"><text:span text:style-name="T1"/></text:p>
      <text:p text:style-name="P5"><text:span text:style-name="T1"/></text:p>
      <text:p text:style-name="P5"><text:span text:style-name="T1"/></text:p>
      <text:p text:style-name="P5"><text:span text:style-name="T1"/></text:p>
      <text:p text:style-name="P4">I/Respect du cahier des charges?</text:p>
      <text:p text:style-name="P5"><text:span text:style-name="T1"/></text:p>
      <text:p text:style-name="P5"><text:span text:style-name="T1">Nous allons donc commencer par jeter un coup d’œil sur le cahier des charges que nous nous étions imposés que vous pouvez retrouver ci-dessous . </text:span></text:p>
      <text:p text:style-name="P7"><text:span text:style-name="T4"/></text:p>
      <text:p text:style-name="P7"><text:span text:style-name="T3">Fonctionnalités attendues :</text:span></text:p>
      <text:list xml:id="list2703829704514300200" text:style-name="L9">
        <text:list-item>
          <text:p text:style-name="P9"><text:span text:style-name="T5">Menu principal</text:span></text:p>
        </text:list-item>
        <text:list-item>
          <text:p text:style-name="P12">Affichage tutoriel</text:p>
        </text:list-item>
        <text:list-item>
          <text:p text:style-name="P12">Consultation des scores (utilisation de fichiers).</text:p>
        </text:list-item>
        <text:list-item>
          <text:p text:style-name="P12">Configuration de sa partie (choix du circuit, de sa voiture).</text:p>
        </text:list-item>
        <text:list-item>
          <text:p text:style-name="P12">Mode contre-la-montre</text:p>
        </text:list-item>
        <text:list-item>
          <text:p text:style-name="P12">Mode 1 vs 1</text:p>
        </text:list-item>
        <text:list-item>
          <text:p text:style-name="P12">Contrôle voiture(s) grâce au clavier.</text:p>
        </text:list-item>
        <text:list-item>
          <text:p text:style-name="P12">Déplacement caméra à travers le circuit.</text:p>
        </text:list-item>
        <text:list-item>
          <text:p text:style-name="P12">Mouvements physiques de la voiture (déplacement, collisions, accélération, etc.)</text:p>
        </text:list-item>
        <text:list-item>
          <text:p text:style-name="P12">HUD (ensemble d’informations affichées à l’écran pendant la course (vitesse, tours, temps, etc.)).</text:p>
        </text:list-item>
      </text:list>
      <text:p text:style-name="P8"><text:line-break/></text:p>
      <text:p text:style-name="P8"><text:span text:style-name="T3">Toutes les fonctionnalités prévues ont donc réussies à être ajouté à notre jeu. Mais le respect des dates fut un peu plus difficiles ( voir listes ci dessous). <text:s/>En effet, le déplacement de la camera fut par exemple intégré très tôt au programme. </text:span></text:p>
      <text:p text:style-name="P8"><text:span text:style-name="T3"/></text:p>
      <text:p text:style-name="P8"><text:soft-page-break/><text:span text:style-name="T3"/></text:p>
      <text:p text:style-name="P8"><text:span text:style-name="T3">Contrairement au hud qui fut bien plus complexe a développer et qui arriva <text:s/>donc plus tard que la date prévue, à cause de changement de nos procédure d'affichage, par exemple, que nous justifieront dans une autre partie de ce rapport. </text:span></text:p>
      <text:p text:style-name="P8"><text:span text:style-name="T3">Ainsi même si nous avons réussi a ajouté toutes les options que nous désirions nous n'avons pas rigoureusement suivi le plan des versions prévues, principalement car nous avons essayer de faire chaque procédures de manière a pouvoir l'adapter facilement à un mode deux joueurs. De ce fait nous avons donc possiblement pris du retard au début du projet mais qui fut rentable au vu du temps gagner lors de «l’amélioration» du programme . </text:span></text:p>
      <text:p text:style-name="P8"><text:span text:style-name="T3"/></text:p>
      <text:p text:style-name="P8"><text:span text:style-name="T3">Versions prévues <text:s/>:</text:span></text:p>
      <text:list xml:id="list7976101046208837351" text:style-name="L11">
        <text:list-item>
          <text:p text:style-name="P13"><text:span text:style-name="T5">Version no1, date prévue: mi-octobre</text:span></text:p>
        </text:list-item>
      </text:list>
      <text:p text:style-name="P14">fonctionnalités implémentées:</text:p>
      <text:list xml:id="list6002416430197951619" text:style-name="L3">
        <text:list-item>
          <text:p text:style-name="P15">Contrôle voiture grâce au clavier.</text:p>
        </text:list-item>
        <text:list-item>
          <text:p text:style-name="P15">Déplacement libre (sans collisions) de la voiture à travers un circuit</text:p>
        </text:list-item>
      </text:list>
      <text:p text:style-name="P18"/>
      <text:list xml:id="list8982616265655760591" text:style-name="L4">
        <text:list-item>
          <text:p text:style-name="P10">Version no2, date prévue: mi-novembre</text:p>
        </text:list-item>
      </text:list>
      <text:p text:style-name="P14">fonctionnalités implémentées:</text:p>
      <text:list xml:id="list7540515884178613100" text:style-name="L5">
        <text:list-item>
          <text:p text:style-name="P16">Menu principal</text:p>
        </text:list-item>
        <text:list-item>
          <text:p text:style-name="P16">Affichage tutoriel</text:p>
        </text:list-item>
        <text:list-item>
          <text:p text:style-name="P16">Consultation des scores (utilisation de fichiers).</text:p>
        </text:list-item>
        <text:list-item>
          <text:p text:style-name="P16">Configuration de sa partie (choix du circuit et de sa voiture).</text:p>
        </text:list-item>
        <text:list-item>
          <text:p text:style-name="P16">Mode contre-la-montre</text:p>
        </text:list-item>
        <text:list-item>
          <text:p text:style-name="P16">Déplacement caméra à travers le circuit (mode contre-la-montre).</text:p>
        </text:list-item>
        <text:list-item>
          <text:p text:style-name="P16">HUD</text:p>
        </text:list-item>
      </text:list>
      <text:p text:style-name="P18"/>
      <text:list xml:id="list2113387656546364495" text:style-name="L6">
        <text:list-item>
          <text:p text:style-name="P11">Version no3, date prévue : Début décembre</text:p>
        </text:list-item>
      </text:list>
      <text:p text:style-name="P14">fonctionnalités implémentées :</text:p>
      <text:list xml:id="list594828689656588056" text:style-name="L7">
        <text:list-item>
          <text:p text:style-name="P17">Plusieurs circuits</text:p>
        </text:list-item>
        <text:list-item>
          <text:p text:style-name="P17">Collisions</text:p>
        </text:list-item>
        <text:list-item>
          <text:p text:style-name="P17">Mode 1 vs 1</text:p>
        </text:list-item>
        <text:list-item>
          <text:p text:style-name="P17">Déplacement caméra à travers le circuit (mode 1vs1)</text:p>
        </text:list-item>
        <text:list-item>
          <text:p text:style-name="P17">HUD du joueur 2.</text:p>
        </text:list-item>
      </text:list>
      <text:p text:style-name="P6"/>
      <text:p text:style-name="P4">II/ Comparaisons des A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beration Serif" svg:font-family="'Liberation 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5T17:43:56.08</meta:creation-date>
    <dc:date>2019-12-15T19:30:45.65</dc:date>
    <meta:editing-duration>PT1H12M59S</meta:editing-duration>
    <meta:editing-cycles>3</meta:editing-cycles>
    <meta:generator>OpenOffice/4.1.2$Win32 OpenOffice.org_project/412m3$Build-9782</meta:generator>
    <meta:document-statistic meta:table-count="0" meta:image-count="0" meta:object-count="0" meta:page-count="2" meta:paragraph-count="48" meta:word-count="552" meta:character-count="3397"/>
  </office:meta>
</office:document-meta>
</file>